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0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 style:list-style-name="L5">
      <style:graphic-properties draw:fill-color="#ffffff" draw:textarea-horizontal-align="left" draw:textarea-vertical-align="top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Rachana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Arial" style:font-family-generic="swiss" style:font-pitch="variable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508cm" fo:margin-bottom="0.254cm"/>
    </style:style>
    <style:style style:name="P9" style:family="paragraph">
      <style:paragraph-properties fo:margin-left="0cm" fo:margin-right="0cm" fo:margin-top="0.66cm" fo:margin-bottom="0.254cm" fo:text-indent="0cm"/>
    </style:style>
    <style:style style:name="P10" style:family="paragraph">
      <style:paragraph-properties fo:margin-top="0.66cm" fo:margin-bottom="0.254cm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size="22pt" style:font-size-asian="22pt" style:font-size-complex="22pt"/>
    </style:style>
    <style:style style:name="P14" style:family="paragraph">
      <style:paragraph-properties fo:margin-top="0cm" fo:margin-bottom="0cm"/>
      <style:text-properties fo:font-size="28pt" style:font-size-asian="28pt" style:font-size-complex="28pt"/>
    </style:style>
    <style:style style:name="P15" style:family="paragraph">
      <style:paragraph-properties fo:margin-top="0cm" fo:margin-bottom="0cm"/>
      <style:text-properties fo:font-size="18pt" style:font-size-asian="18pt" style:font-size-complex="18pt"/>
    </style:style>
    <style:style style:name="P16" style:family="paragraph"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font-family="Rachana" style:font-style-name="Bold" style:font-pitch="variable" fo:font-size="28pt" fo:font-weight="bold" style:font-size-asian="18pt" style:font-size-complex="18pt"/>
    </style:style>
    <style:style style:name="T2" style:family="text">
      <style:text-properties fo:font-family="Rachana" style:font-style-name="Bold" style:font-pitch="variable" fo:font-size="20pt" fo:font-weight="bold" style:font-size-asian="20pt" style:font-size-complex="20pt"/>
    </style:style>
    <style:style style:name="T3" style:family="text">
      <style:text-properties fo:font-family="Rachana" style:font-pitch="variable" fo:font-size="12pt" style:font-size-asian="12pt" style:font-size-complex="12pt"/>
    </style:style>
    <style:style style:name="T4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Arial" style:font-family-generic="swiss" style:font-pitch="variable" fo:font-size="24pt" style:font-size-asian="24pt" style:font-size-complex="24pt"/>
    </style:style>
    <style:style style:name="T8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Inconsolata" style:font-family-generic="swiss" style:font-pitch="variable"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28pt" style:font-size-asian="28pt" style:font-size-complex="28pt"/>
    </style:style>
    <style:style style:name="T11" style:family="text">
      <style:text-properties fo:font-family="Rachana" style:font-pitch="variable" fo:font-size="28pt" style:font-size-asian="28pt" style:font-size-complex="28pt"/>
    </style:style>
    <style:style style:name="T12" style:family="text">
      <style:text-properties fo:font-family="Inconsolata" style:font-pitch="fixed" fo:font-size="28pt" style:font-size-asian="28pt" style:font-size-complex="28pt"/>
    </style:style>
    <style:style style:name="T13" style:family="text">
      <style:text-properties fo:font-family="Inconsolata" style:font-pitch="fixed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family="Arial" style:font-family-generic="swiss" style:font-pitch="variable" fo:font-size="32pt" style:font-size-asian="32pt" style:font-size-complex="32pt"/>
    </style:style>
    <style:style style:name="T15" style:family="text">
      <style:text-properties fo:font-family="Inconsolata" style:font-pitch="fixed" fo:font-size="22pt" style:font-size-asian="22pt" style:font-size-complex="22pt"/>
    </style:style>
    <style:style style:name="T16" style:family="text">
      <style:text-properties fo:font-family="Inconsolata" style:font-pitch="fixed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family="Rachana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family="Inconsolata" style:font-pitch="fixed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family="Rachana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family="Inconsolata" style:font-pitch="fixed" fo:font-size="18pt" style:font-size-asian="18pt" style:font-size-complex="18pt"/>
    </style:style>
    <style:style style:name="T24" style:family="text">
      <style:text-properties fo:font-family="Inconsolata" style:font-pitch="fixed" fo:font-size="16pt" style:font-size-asian="16pt" style:font-size-complex="16pt"/>
    </style:style>
    <style:style style:name="T25" style:family="text">
      <style:text-properties fo:font-family="Inconsolata" style:font-pitch="fixed" fo:font-size="14pt" style:font-size-asian="14pt" style:font-size-complex="14pt"/>
    </style:style>
    <style:style style:name="T26" style:family="text">
      <style:text-properties fo:font-family="Arial" style:font-family-generic="swiss" style:font-pitch="variable" fo:font-size="20pt" style:font-size-asian="20pt" style:font-size-complex="20pt"/>
    </style:style>
    <style:style style:name="T27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1">Parsing in Scala with Attoparsec</text:span></text:p>
            <text:p><text:span text:style-name="T1"/></text:p>
            <text:p><text:span text:style-name="T1"/></text:p>
            <text:p><text:span text:style-name="T2">(Plus some parser porn)</text:span></text:p>
          </draw:text-box>
        </draw:frame>
        <draw:frame draw:style-name="gr1" draw:text-style-name="P1" draw:layer="layout" svg:width="3.995cm" svg:height="1.79cm" svg:x="23.906cm" svg:y="19.188cm">
          <draw:text-box>
            <text:p><text:span text:style-name="T3">Marc Saegesser</text:span></text:p>
            <text:p><text:span text:style-name="T3"><text:a xlink:href="mailto:marc@saegesser.org" xlink:type="simple">marc@saegesser.org</text:a></text:span></text:p>
            <text:p><text:span text:style-name="T3">@marcsaegess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4">The Plan</text:span></text:p>
          </draw:text-box>
        </draw:frame>
        <draw:frame presentation:style-name="pr5" draw:text-style-name="P5" draw:layer="layout" svg:width="24.639cm" svg:height="12.179cm" svg:x="1.4cm" svg:y="4.714cm" presentation:class="subtitle" presentation:user-transformed="true">
          <draw:text-box>
            <text:p text:style-name="P4"><text:span text:style-name="T5">History</text:span></text:p>
            <text:p text:style-name="P4"><text:span text:style-name="T5"><text:tab/></text:span><text:span text:style-name="T5">Parser combinators</text:span></text:p>
            <text:p text:style-name="P4"><text:span text:style-name="T5"><text:tab/></text:span><text:span text:style-name="T5"><text:tab/></text:span><text:span text:style-name="T5">Attoparsec</text:span></text:p>
            <text:p text:style-name="P4"><text:span text:style-name="T5"><text:tab/></text:span><text:span text:style-name="T5"><text:tab/></text:span><text:span text:style-name="T5"><text:tab/></text:span><text:span text:style-name="T5">A fully worked example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A look under the cov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Attoparsec introductions and examples already exist online. <text:s/>Hopefully this one will also be useful</text:p>
              <text:p/>
              <text:p>The real new thing is the in-depth look at how Attoparsec really works.</text:p>
              <text:p/>
              <text:p>Apologize for the lousy slides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history</text:p>
          </draw:text-box>
        </draw:frame>
        <draw:frame presentation:style-name="pr7" draw:text-style-name="P6" draw:layer="layout" svg:width="24.639cm" svg:height="12.179cm" svg:x="1.4cm" svg:y="4.914cm" presentation:class="outline" presentation:user-transformed="true">
          <draw:text-box>
            <text:p><text:span text:style-name="T6">Parsec – Daan Leijen</text:span></text:p>
            <text:p><text:span text:style-name="T7">A monadic parser combinator library in Haskell</text:span></text:p>
            <text:p><text:span text:style-name="T7">Released in 2001</text:span></text:p>
            <text:p><text:span text:style-name="T7"/></text:p>
            <text:p><text:span text:style-name="T6">Attoparsec – Bryan O'Sullivan</text:span></text:p>
            <text:p><text:span text:style-name="T7">Similar interface to Parsec but different implementation</text:span></text:p>
            <text:p><text:span text:style-name="T7">Supports incremental parsing and parsing binary data</text:span></text:p>
            <text:p><text:span text:style-name="T7">Initially release in 2008 and is still being maintained</text:span></text:p>
            <text:p><text:span text:style-name="T7"/></text:p>
            <text:p><text:span text:style-name="T6">Attoparsec(Scala) – Edward Kmett, Rob Norris, Runar</text:span></text:p>
            <text:p><text:span text:style-name="T7">Kmett's initial port to Scala in 2011</text:span></text:p>
            <text:p><text:span text:style-name="T7">Rob and Runar have both picked it up recently</text:span></text:p>
            <text:p><text:span text:style-name="T7">Very similar to the Haskell version but text only pars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According to Leijn's paper parser combinators were well known in the literature but generally only implemented as research experiments. <text:s/>Parsec was intended to be a real-world 'industrial strength' parser library</text:p>
              <text:p/>
              <text:p>Parsec is still the best/only documented version</text:p>
              <text:p/>
              <text:p>Point out Parser/Parsec pun. <text:s/>Atto is the metric prefix for 10^-18 so an attoparsec is just over an inch long</text:p>
              <text:p/>
              <text:p>Attoparsec gets to the keep the parsec pun but is ever so much more humble.</text:p>
              <text:p/>
              <text:p>After the Attoparsec(Scala) section talk about how I discovered Attoparsec, bug research and impetus for digging around inside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ser Combinators</text:p>
          </draw:text-box>
        </draw:frame>
        <draw:frame presentation:style-name="pr7" draw:text-style-name="P6" draw:layer="layout" svg:width="24.639cm" svg:height="14.579cm" svg:x="1.4cm" svg:y="4.914cm" presentation:class="outline" presentation:user-transformed="true">
          <draw:text-box>
            <text:list text:style-name="L4">
              <text:list-item>
                <text:p><text:span text:style-name="T8">In YACC style parser generators you write the grammar specification in a separate file and build that into code that you include in your program</text:span></text:p>
              </text:list-item>
              <text:list-item>
                <text:p><text:span text:style-name="T8">Parser combinators specify parsers in the host language and have access language features like classes, functions, libraries and the type system</text:span></text:p>
              </text:list-item>
              <text:list-item>
                <text:p><text:span text:style-name="T8">Parsers are created using a variety of combinators to build new, ever more complex, parsers from existing parsers</text:span></text:p>
              </text:list-item>
              <text:list-item>
                <text:p><text:span text:style-name="T8">Attoparsec can create parsers for context-sensitive or context-free grammars and allows infinite lookahea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>
            <draw:text-box>
              <text:p>Talk briefly about YACC style parsing to contrast it with combinator style parsers.</text:p>
              <text:p>Talk briefly about the difference between context-sensitive and context-free parsers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t's parse something</text:p>
          </draw:text-box>
        </draw:frame>
        <draw:frame presentation:style-name="pr7" draw:text-style-name="P7" draw:layer="layout" svg:width="24.639cm" svg:height="12.179cm" svg:x="1.4cm" svg:y="4.914cm" presentation:class="outline" presentation:user-transformed="true">
          <draw:text-box>
            <text:p><text:span text:style-name="T9">string(“abc”) </text:span><text:span text:style-name="T10">Is a parser that matches exactly the String “abc”. <text:s/>You can use it by calling its parse() method.</text:span></text:p>
            <text:p><text:span text:style-name="T11"/></text:p>
            <text:p><text:span text:style-name="T12">scala&gt; string("abc")</text:span></text:p>
            <text:p><text:span text:style-name="T12">res0: atto.Parser[String] = "abc"</text:span></text:p>
            <text:p><text:span text:style-name="T12"/></text:p>
            <text:p><text:span text:style-name="T12">scala&gt; string("abc").parse("abcdef")</text:span></text:p>
            <text:p><text:span text:style-name="T12">res1: atto.ParseResult[String] = Done(def,abc)</text:span></text:p>
            <text:p><text:span text:style-name="T12"/></text:p>
            <text:p><text:span text:style-name="T12">scala&gt; string("abc").parse("tuvwxyz")</text:span></text:p>
            <text:p><text:span text:style-name="T12">res2: atto.ParseResult[String] = Fail(tuvwxyz,List(),Failure reading:"abc")</text:span></text:p>
            <text:p><text:span text:style-name="T12"/></text:p>
            <text:p><text:span text:style-name="T12">scala&gt; string("abc").parse("ab")</text:span></text:p>
            <text:p><text:span text:style-name="T12">res3: atto.ParseResult[String] = Partial(&lt;function1&gt;)</text:span></text:p>
            <text:p><text:span text:style-name="T12"/></text:p>
            <text:p><text:span text:style-name="T12">scala&gt; res3.feed("cdef")</text:span></text:p>
            <text:p><text:span text:style-name="T12">res4: atto.ParseResult[String] = Done(def,abc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>
            <draw:text-box>
              <text:p>Go into the REPL and demonstrate.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Types</text:p>
          </draw:text-box>
        </draw:frame>
        <draw:frame presentation:style-name="pr7" draw:layer="layout" svg:width="24.639cm" svg:height="16.253cm" svg:x="1.4cm" svg:y="3.915cm" presentation:class="outline" presentation:user-transformed="true">
          <draw:text-box>
            <text:p text:style-name="P8"><text:span text:style-name="T13">Parser[T]</text:span></text:p>
            <text:p><text:span text:style-name="T14">– </text:span><text:span text:style-name="T14">a parser that results in a type T</text:span></text:p>
            <text:p text:style-name="P9"><text:span text:style-name="T13">ParseResult[T] </text:span></text:p>
            <text:p><text:span text:style-name="T14">– </text:span><text:span text:style-name="T14">trait for all parser results</text:span></text:p>
            <text:p text:style-name="P10"><text:span text:style-name="T13">Done[T](input: String, result: T) </text:span></text:p>
            <text:p><text:span text:style-name="T14">– </text:span><text:span text:style-name="T14">successful parse result</text:span></text:p>
            <text:p><text:span text:style-name="T14">– </text:span><text:span text:style-name="T14">input is the remaining unparsed text</text:span></text:p>
            <text:p><text:span text:style-name="T14">– </text:span><text:span text:style-name="T14">result the parsed result</text:span></text:p>
            <text:p text:style-name="P10"><text:span text:style-name="T13">Fail(input: String, stack: List[String], message: String) </text:span></text:p>
            <text:p><text:span text:style-name="T14">– </text:span><text:span text:style-name="T14">parsing failed</text:span></text:p>
            <text:p><text:span text:style-name="T14">– </text:span><text:span text:style-name="T14">input is remaining unparsed text</text:span></text:p>
            <text:p><text:span text:style-name="T14">– </text:span><text:span text:style-name="T14">stack is a list of failed parsers</text:span></text:p>
            <text:p><text:span text:style-name="T14">– </text:span><text:span text:style-name="T14">message is the error message</text:span></text:p>
            <text:p text:style-name="P10"><text:span text:style-name="T13">Partial[T](f: String =&gt; ParseResult[T])</text:span></text:p>
            <text:p><text:span text:style-name="T14">– </text:span><text:span text:style-name="T14">Parser needs more input to finish</text:span></text:p>
            <text:p><text:span text:style-name="T14">– </text:span><text:span text:style-name="T14">call feed(input: String) to give the parser more data</text:span></text:p>
            <text:p><text:span text:style-name="T14">– </text:span><text:span text:style-name="T14">call done() to indicate end of input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 parsers (not exhaustive)</text:p>
          </draw:text-box>
        </draw:frame>
        <draw:frame presentation:style-name="pr7" draw:layer="layout" svg:width="24.639cm" svg:height="15.146cm" svg:x="1.4cm" svg:y="4.914cm" presentation:class="outline" presentation:user-transformed="true">
          <draw:text-box>
            <text:list text:style-name="L4">
              <text:list-item>
                <text:p>Character parsers</text:p>
                <text:list>
                  <text:list-item>
                    <text:p>char, notChar, letter, digit, letterOrDigit, lower, upper, spaceChar</text:p>
                  </text:list-item>
                </text:list>
              </text:list-item>
              <text:list-item>
                <text:p>Text parsers</text:p>
                <text:list>
                  <text:list-item>
                    <text:p>string, stringOf, take, takeWhile</text:p>
                  </text:list-item>
                </text:list>
              </text:list-item>
              <text:list-item>
                <text:p>Numeric parsers</text:p>
                <text:list>
                  <text:list-item>
                    <text:p>bigInt, long, int, short, bigDecimal, double, flo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about those combinators?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4">
              <text:list-item>
                <text:p>map, flatMap, filter</text:p>
              </text:list-item>
              <text:list-item>
                <text:p>many, many1, manyN, manyTill, sepBy, count</text:p>
              </text:list-item>
              <text:list-item>
                <text:p>andThen (~)</text:p>
              </text:list-item>
              <text:list-item>
                <text:p>choice, orElse (|), either (||), opt</text:p>
              </text:list-item>
              <text:list-item>
                <text:p>discardLeft (~&gt;), discardRight (&lt;~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7" draw:text-style-name="P13" draw:layer="layout" svg:width="27.16cm" svg:height="16.862cm" svg:x="0.594cm" svg:y="3.914cm" presentation:class="outline" presentation:user-transformed="true">
          <draw:text-box>
            <text:p text:style-name="P12"><text:span text:style-name="T15"><text:s text:c="2"/></text:span><text:span text:style-name="T15">// many</text:span></text:p>
            <text:p text:style-name="P12"><text:span text:style-name="T15"><text:s text:c="2"/></text:span><text:span text:style-name="T15">many(char('a')).parseOnly("aaaaabcdefg") // Done(bcdefg, List(a, a, a, a, a)) </text:span></text:p>
            <text:p text:style-name="P12"><text:span text:style-name="T15"><text:s text:c="2"/></text:span><text:span text:style-name="T15">many(char('a')).parseOnly("bcdefg") // Done(bcdefg, List())</text:span></text:p>
            <text:p text:style-name="P12"><text:span text:style-name="T15"><text:s text:c="2"/></text:span><text:span text:style-name="T15">many(char('a')).map(_.mkString).parseOnly("aaaaabcdefg") // Done(bcdefg, aaaaa)</text:span></text:p>
            <text:p text:style-name="P12"><text:span text:style-name="T15"><text:s text:c="2"/></text:span><text:span text:style-name="T15">many1(char('a')).parseOnly("aaaaabcdefg") // Done(bcdefg, List(a, a, a, a, a))</text:span></text:p>
            <text:p text:style-name="P12"><text:span text:style-name="T15"><text:s text:c="2"/></text:span><text:span text:style-name="T15">many(char('a')).parseOnly("bcdefg") // Fail(bcdefg,List(),Failure reading:'a')</text:span></text:p>
            <text:p text:style-name="P12"><text:span text:style-name="T15"/></text:p>
            <text:p text:style-name="P12"><text:span text:style-name="T15"><text:s text:c="2"/></text:span><text:span text:style-name="T15">// andThen</text:span></text:p>
            <text:p text:style-name="P12"><text:span text:style-name="T15"><text:s text:c="2"/></text:span><text:span text:style-name="T15">(stringOf(letter) ~ stringOf(digit)).parseOnly("abc123") // Done(,(abc,123))</text:span></text:p>
            <text:p text:style-name="P12"><text:span text:style-name="T15"><text:s text:c="2"/></text:span><text:span text:style-name="T15">(stringOf(letter) ~ many1(spaceChar) ~ int).parseOnly("abc <text:s text:c="2"/>123") // Done(,((abc,List( , <text:s/>, <text:s/>)),123))</text:span></text:p>
            <text:p text:style-name="P12"><text:span text:style-name="T15"/></text:p>
            <text:p text:style-name="P12"><text:span text:style-name="T15"><text:s text:c="2"/></text:span><text:span text:style-name="T15">// orElse</text:span></text:p>
            <text:p text:style-name="P12"><text:span text:style-name="T15"><text:s text:c="2"/></text:span><text:span text:style-name="T15">(stringOf1(letter) | int).parseOnly("abc") // Done(,abc)</text:span></text:p>
            <text:p text:style-name="P12"><text:span text:style-name="T15"><text:s text:c="2"/></text:span><text:span text:style-name="T15">(stringOf1(letter) | int).parseOnly("123") // Done(,123)</text:span></text:p>
            <text:p text:style-name="P12"><text:span text:style-name="T15"/></text:p>
            <text:p text:style-name="P12"><text:span text:style-name="T15"><text:s text:c="2"/></text:span><text:span text:style-name="T15">// either</text:span></text:p>
            <text:p text:style-name="P12"><text:span text:style-name="T15"><text:s text:c="2"/></text:span><text:span text:style-name="T15">(stringOf1(letter) || int).parseOnly("abc") // Done(,-\/(abc))</text:span></text:p>
            <text:p text:style-name="P12"><text:span text:style-name="T15"><text:s text:c="2"/></text:span><text:span text:style-name="T15">(stringOf1(letter) || int).parseOnly("123") // Done(,\/-(123))</text:span></text:p>
            <text:p text:style-name="P12"><text:span text:style-name="T15"/></text:p>
            <text:p text:style-name="P12"><text:span text:style-name="T15"><text:s text:c="2"/></text:span><text:span text:style-name="T15">// Choice</text:span></text:p>
            <text:p text:style-name="P12"><text:span text:style-name="T15"><text:s text:c="2"/></text:span><text:span text:style-name="T15">(int ~ choice(char('F'), char('C'), char('K'))).parseOnly("100F") // Done(,(100,F))</text:span></text:p>
            <text:p text:style-name="P12"><text:span text:style-name="T15"><text:s text:c="2"/></text:span><text:span text:style-name="T15">(int ~ choice(char('F'), char('C'), char('K'))).parseOnly("100C") // Done(,(100,C))</text:span></text:p>
            <text:p text:style-name="P12"><text:span text:style-name="T15"/></text:p>
            <text:p text:style-name="P12"><text:span text:style-name="T15"><text:s text:c="2"/></text:span><text:span text:style-name="T15">// sepBy</text:span></text:p>
            <text:p text:style-name="P12"><text:span text:style-name="T15"><text:s text:c="2"/></text:span><text:span text:style-name="T15">sepBy(stringOf(letterOrDigit), char(',')).parseOnly("abc,123,a1b2") // Done(,List(abc,123,a1b2))</text:span></text:p>
            <text:p text:style-name="P12"><text:span text:style-name="T15"><text:s text:c="2"/></text:span><text:span text:style-name="T15">sepBy(int, many(spaceChar) ~ char(',') ~ many(spaceChar)).parseOnly("1, 123 , 34") </text:span></text:p>
            <text:p text:style-name="P12"><text:span text:style-name="T15"><text:s text:c="6"/></text:span><text:span text:style-name="T15">// Done(,List(1,123,34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Larger Example</text:p>
          </draw:text-box>
        </draw:frame>
        <draw:frame presentation:style-name="pr7" draw:text-style-name="P6" draw:layer="layout" svg:width="24.639cm" svg:height="12.179cm" svg:x="1.4cm" svg:y="4.914cm" presentation:class="outline" presentation:user-transformed="true">
          <draw:text-box>
            <text:p><text:span text:style-name="T8">We'll parse a supposed real-time traffic data feed from New York City.</text:span></text:p>
            <text:p><text:span text:style-name="T8">Presumably you would get this data via a network connection and new data into the parser as it arrives. <text:s/>This demonstrates incremental parsing.</text:span></text:p>
            <text:p><text:span text:style-name="T8"/></text:p>
            <text:p><text:span text:style-name="T8">The data is ugly</text:span></text:p>
            <text:list text:style-name="L4">
              <text:list-item>
                <text:p><text:span text:style-name="T8">Each field is surrounded by double quotes</text:span></text:p>
              </text:list-item>
              <text:list-item>
                <text:p><text:span text:style-name="T8">Fields are separated by tabs</text:span></text:p>
              </text:list-item>
              <text:list-item>
                <text:p><text:span text:style-name="T8">Some fields are duplicated</text:span></text:p>
              </text:list-item>
              <text:list-item>
                <text:p><text:span text:style-name="T8">There are spurious line feeds in the data so you can't parse one record per lin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TrafficData Parser</text:p>
          </draw:text-box>
        </draw:frame>
        <draw:frame presentation:style-name="pr7" draw:text-style-name="P12" draw:layer="layout" svg:width="24.639cm" svg:height="15.902cm" svg:x="1.4cm" svg:y="4.914cm" presentation:class="outline" presentation:user-transformed="true">
          <draw:text-box>
            <text:p text:style-name="P12"><text:span text:style-name="T16"><text:s text:c="2"/></text:span><text:span text:style-name="T16">def whiteSpace: Parser[List[Char]] = many1(elem(_.isWhitespace, "whiteSpace"))</text:span></text:p>
            <text:p text:style-name="P12"><text:span text:style-name="T16"><text:s text:c="2"/></text:span><text:span text:style-name="T16">def quoted[A](p: Parser[A]): Parser[A] = (char('"') ~&gt; p &lt;~ char('"'))</text:span></text:p>
            <text:p text:style-name="P12"><text:span text:style-name="T16"><text:s text:c="2"/></text:span><text:span text:style-name="T16">def commaSep[A](p: Parser[A]): Parser[List[A]] = sepBy(p, char(','))</text:span></text:p>
            <text:p text:style-name="P12"><text:span text:style-name="T16"><text:s text:c="2"/></text:span><text:span text:style-name="T16">def whiteSep[A](p: Parser[A]): Parser[List[A]] = sepBy(p, whiteSpace)</text:span></text:p>
            <text:p text:style-name="P12"><text:span text:style-name="T16"><text:s text:c="2"/></text:span><text:span text:style-name="T16">val quotedString: Parser[String] = quoted(stringOf(notChar('"')))</text:span></text:p>
            <text:p text:style-name="P12"><text:span text:style-name="T16"/></text:p>
            <text:p text:style-name="P12"><text:span text:style-name="T16"><text:s text:c="2"/></text:span><text:span text:style-name="T16">object DateTimeBuilder {</text:span></text:p>
            <text:p text:style-name="P12"><text:span text:style-name="T16"><text:s text:c="4"/></text:span><text:span text:style-name="T16">def apply(month: Int, day: Int, year: Int, hour: Int, min: Int, sec: Int) = </text:span></text:p>
            <text:p text:style-name="P12"><text:span text:style-name="T16"><text:s text:c="6"/></text:span><text:span text:style-name="T16">new DateTime(year, month, day, hour, min, sec)</text:span></text:p>
            <text:p text:style-name="P12"><text:span text:style-name="T16"><text:s text:c="2"/></text:span><text:span text:style-name="T16">}</text:span></text:p>
            <text:p text:style-name="P12"><text:span text:style-name="T16"/></text:p>
            <text:p text:style-name="P12"><text:span text:style-name="T16"><text:s text:c="2"/></text:span><text:span text:style-name="T16">val dateTimeP = (int &lt;~ char('/') |@| int &lt;~ char('/') |@| int &lt;~ char(' ') |@| </text:span></text:p>
            <text:p text:style-name="P12"><text:span text:style-name="T16"><text:s text:c="4"/></text:span><text:span text:style-name="T16">int &lt;~ char(':') |@| int &lt;~ char(':') |@| int)(DateTimeBuilder.apply)</text:span></text:p>
            <text:p text:style-name="P12"><text:span text:style-name="T16"/></text:p>
            <text:p text:style-name="P12"><text:span text:style-name="T16"><text:s text:c="2"/></text:span><text:span text:style-name="T16">val pointP = (double &lt;~ char(',') |@| double)(LatLong.apply)</text:span></text:p>
            <text:p text:style-name="P12"><text:span text:style-name="T16"><text:s text:c="2"/></text:span><text:span text:style-name="T16">val pointsP = opt(whiteSpace) ~&gt; whiteSep(pointP) &lt;~ opt(whiteSpace)</text:span></text:p>
            <text:p text:style-name="P12"><text:span text:style-name="T16"/></text:p>
            <text:p text:style-name="P12"><text:span text:style-name="T16"><text:s text:c="2"/></text:span><text:span text:style-name="T16">val trafficP = for {</text:span></text:p>
            <text:p text:style-name="P12"><text:span text:style-name="T16"><text:s text:c="4"/></text:span><text:span text:style-name="T16">id &lt;- quoted(int) &lt;~ whiteSpace</text:span></text:p>
            <text:p text:style-name="P12"><text:span text:style-name="T16"><text:s text:c="4"/></text:span><text:span text:style-name="T16">speed &lt;- quoted(float) &lt;~ whiteSpace</text:span></text:p>
            <text:p text:style-name="P12"><text:span text:style-name="T16"><text:s text:c="4"/></text:span><text:span text:style-name="T16">travelTime &lt;- quoted(int) &lt;~ whiteSpace</text:span></text:p>
            <text:p text:style-name="P12"><text:span text:style-name="T16"><text:s text:c="4"/></text:span><text:span text:style-name="T16">_ &lt;- quoted(int) &lt;~ whiteSpace</text:span></text:p>
            <text:p text:style-name="P12"><text:span text:style-name="T16"><text:s text:c="4"/></text:span><text:span text:style-name="T16">dateTime &lt;- quoted(dateTimeP) &lt;~ whiteSpace</text:span></text:p>
            <text:p text:style-name="P12"><text:span text:style-name="T16"><text:s text:c="4"/></text:span><text:span text:style-name="T16">_ &lt;- quoted(int) &lt;~ whiteSpace</text:span></text:p>
            <text:p text:style-name="P12"><text:span text:style-name="T16"><text:s text:c="4"/></text:span><text:span text:style-name="T16">points &lt;- quoted(pointsP) &lt;~ whiteSpace</text:span></text:p>
            <text:p text:style-name="P12"><text:span text:style-name="T16"><text:s text:c="4"/></text:span><text:span text:style-name="T16">encodedLine &lt;- quotedString &lt;~ whiteSpace</text:span></text:p>
            <text:p text:style-name="P12"><text:span text:style-name="T16"><text:s text:c="4"/></text:span><text:span text:style-name="T16">encodedLevels &lt;- quotedString &lt;~ whiteSpace</text:span></text:p>
            <text:p text:style-name="P12"><text:span text:style-name="T16"><text:s text:c="4"/></text:span><text:span text:style-name="T16">owner &lt;- quotedString &lt;~ whiteSpace</text:span></text:p>
            <text:p text:style-name="P12"><text:span text:style-name="T16"><text:s text:c="4"/></text:span><text:span text:style-name="T16">transcomId &lt;- quotedString &lt;~ whiteSpace</text:span></text:p>
            <text:p text:style-name="P12"><text:span text:style-name="T16"><text:s text:c="4"/></text:span><text:span text:style-name="T16">borough &lt;- quotedString &lt;~ whiteSpace</text:span></text:p>
            <text:p text:style-name="P12"><text:span text:style-name="T16"><text:s text:c="4"/></text:span><text:span text:style-name="T16">linkName &lt;- quotedString &lt;~ opt(whiteSpace)</text:span></text:p>
            <text:p text:style-name="P12"><text:span text:style-name="T16"><text:s text:c="2"/></text:span><text:span text:style-name="T16">} yield TrafficData(id, speed, travelTime, dateTime, points, encodedLine, encodedLevels, </text:span></text:p>
            <text:p text:style-name="P12"><text:span text:style-name="T16"><text:s text:c="22"/></text:span><text:span text:style-name="T16">owner, transcomId, borough, linkName)</text:span></text:p>
            <text:p text:style-name="P12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>
            <draw:text-box>
              <text:p>Describe utility parser definitions a the top. <text:s/>Note how existing parsers are combined to form new parsers.</text:p>
              <text:p/>
              <text:p>Point out that the quotedString parser is a val. <text:s/>It gets created once and the same value can be reused multiple times because it is pure funcitonal. <text:s/>It has not state.</text:p>
              <text:p/>
              <text:p>Stress that the for comprehension evaluates to parser. <text:s/>It is building a <text:span text:style-name="T17">new parser</text:span> not running a parser</text:p>
              <text:p/>
              <text:p>Use this as an opportunity to discuss context-sensitive parsing. <text:s/>The result from a generator in the for comprehension can be used by a subsequent parser.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se a Stream of TrafficData</text:p>
          </draw:text-box>
        </draw:frame>
        <draw:frame presentation:style-name="pr7" draw:layer="layout" svg:width="24.639cm" svg:height="14.525cm" svg:x="1.4cm" svg:y="4.914cm" presentation:class="outline" presentation:user-transformed="true">
          <draw:text-box>
            <text:p><text:span text:style-name="T8">Publishes TrafficData after each complete value is parsed <text:s/></text:span></text:p>
            <text:p><text:span text:style-name="T18"/></text:p>
            <text:p text:style-name="P12"><text:span text:style-name="T19">class TrafficStream {</text:span></text:p>
            <text:p text:style-name="P12"><text:span text:style-name="T19"><text:s text:c="2"/></text:span><text:span text:style-name="T19">import Traffic._</text:span></text:p>
            <text:p text:style-name="P12"><text:span text:style-name="T19"><text:s text:c="2"/></text:span><text:span text:style-name="T19">import TrafficParser._</text:span></text:p>
            <text:p text:style-name="P12"><text:span text:style-name="T19"><text:s text:c="2"/></text:span><text:span text:style-name="T19">type TrafficResultCallback = (TrafficData) =&gt; Unit</text:span></text:p>
            <text:p text:style-name="P12"><text:span text:style-name="T19"><text:s text:c="2"/></text:span><text:span text:style-name="T19">private var subscriptions = List.empty[TrafficResultCallback]</text:span></text:p>
            <text:p text:style-name="P12"><text:span text:style-name="T19"><text:s text:c="2"/></text:span><text:span text:style-name="T19">private var state = trafficP.parse("")</text:span></text:p>
            <text:p text:style-name="P12"><text:span text:style-name="T19"/></text:p>
            <text:p text:style-name="P12"><text:span text:style-name="T19"><text:s text:c="2"/></text:span><text:span text:style-name="T19">def subscribe(cb: TrafficResultCallback) = subscriptions = cb :: subscriptions</text:span></text:p>
            <text:p text:style-name="P12"><text:span text:style-name="T19"><text:s text:c="2"/></text:span><text:span text:style-name="T19">def publish(t: TrafficData) = subscriptions foreach { _(t) }</text:span></text:p>
            <text:p text:style-name="P12"><text:span text:style-name="T19"/></text:p>
            <text:p text:style-name="P12"><text:span text:style-name="T19"><text:s text:c="2"/></text:span><text:span text:style-name="T19">import ParseResult._</text:span></text:p>
            <text:p text:style-name="P12"><text:span text:style-name="T19"><text:s text:c="2"/></text:span><text:span text:style-name="T19">private def handler(result: ParseResult[TrafficData]) = result match {</text:span></text:p>
            <text:p text:style-name="P12"><text:span text:style-name="T19"><text:s text:c="4"/></text:span><text:span text:style-name="T19">case Done(i, r) =&gt; publish(r); trafficP.parse(i)</text:span></text:p>
            <text:p text:style-name="P12"><text:span text:style-name="T19"><text:s text:c="4"/></text:span><text:span text:style-name="T19">case r: ParseResult[TrafficData] =&gt; r</text:span></text:p>
            <text:p text:style-name="P12"><text:span text:style-name="T19"><text:s text:c="2"/></text:span><text:span text:style-name="T19">}</text:span></text:p>
            <text:p text:style-name="P12"><text:span text:style-name="T19"/></text:p>
            <text:p text:style-name="P12"><text:span text:style-name="T19"><text:s text:c="2"/></text:span><text:span text:style-name="T19">def feed(s: String) = state = handler(state.feed(s))</text:span></text:p>
            <text:p text:style-name="P12"><text:span text:style-name="T19"/></text:p>
            <text:p text:style-name="P12"><text:span text:style-name="T19"><text:s text:c="2"/></text:span><text:span text:style-name="T19">def done() = state = handler(state.done)</text:span></text:p>
            <text:p text:style-name="P12"><text:span text:style-name="T19">}</text:span></text:p>
            <text:p text:style-name="P12"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 to look under the cover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8">Things to keep in mind as we read the Attoparsec code</text:span></text:p>
            <text:list text:style-name="L4">
              <text:list-item>
                <text:p><text:span text:style-name="T8">Most of the code is about building parsers rather running them</text:span></text:p>
              </text:list-item>
              <text:list-item>
                <text:p><text:span text:style-name="T8">Running parsers can also build new parsers on the fly and thread them into the parser flow</text:span></text:p>
              </text:list-item>
              <text:list-item>
                <text:p><text:span text:style-name="T8">It's </text:span><text:span text:style-name="T20">parsers</text:span><text:span text:style-name="T8"> all the way down – Parser almost the only abstraction</text:span></text:p>
              </text:list-item>
              <text:list-item>
                <text:p><text:span text:style-name="T8">For now, read references to suspend(...) and done(...) as “Continue the computation by calling the supplied function. <text:s/>They are actually part of the underlying runtime framework called a Trampoline.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me numeric parsers</text:p>
          </draw:text-box>
        </draw:frame>
        <draw:frame presentation:style-name="pr7" draw:text-style-name="P14" draw:layer="layout" svg:width="25.837cm" svg:height="15.2cm" svg:x="0.864cm" svg:y="4.914cm" presentation:class="outline" presentation:user-transformed="true">
          <draw:text-box>
            <text:p text:style-name="P12"><text:span text:style-name="T12"><text:s text:c="2"/></text:span><text:span text:style-name="T12">/** Parser for an arbitrary-precision integer. */</text:span></text:p>
            <text:p text:style-name="P12"><text:span text:style-name="T12"><text:s text:c="2"/></text:span><text:span text:style-name="T12">val bigInt: Parser[BigInt] =</text:span></text:p>
            <text:p text:style-name="P12"><text:span text:style-name="T12"><text:s text:c="4"/></text:span><text:span text:style-name="T12">(signum |@| stringOf1(digit))(_ * BigInt.apply(_)) asOpaque "bigInt"</text:span></text:p>
            <text:p text:style-name="P12"><text:span text:style-name="T12"/></text:p>
            <text:p text:style-name="P12"><text:span text:style-name="T12"><text:s text:c="2"/></text:span><text:span text:style-name="T12">/** Parser for a Long (range-checked). */</text:span></text:p>
            <text:p text:style-name="P12"><text:span text:style-name="T12"><text:s text:c="2"/></text:span><text:span text:style-name="T12">val long: Parser[Long] =</text:span></text:p>
            <text:p text:style-name="P12"><text:span text:style-name="T12"><text:s text:c="4"/></text:span><text:span text:style-name="T12">narrow(bigInt)(_.isValidLong, _.toLong, "long")</text:span></text:p>
            <text:p text:style-name="P12"><text:span text:style-name="T12"/></text:p>
            <text:p text:style-name="P12"><text:span text:style-name="T12"><text:s text:c="2"/></text:span><text:span text:style-name="T12">/** Parser for an Int (range-checked). */</text:span></text:p>
            <text:p text:style-name="P12"><text:span text:style-name="T12"><text:s text:c="2"/></text:span><text:span text:style-name="T12">val int: Parser[Int] =</text:span></text:p>
            <text:p text:style-name="P12"><text:span text:style-name="T12"><text:s text:c="4"/></text:span><text:span text:style-name="T12">narrow(bigInt)(_.isValidInt, _.toInt, "int")</text:span></text:p>
            <text:p text:style-name="P12"><text:span text:style-name="T12"/></text:p>
            <text:p text:style-name="P12"><text:span text:style-name="T12"><text:s text:c="2"/></text:span><text:span text:style-name="T12">/** Parser for a leading `+` or `-` as a signum, defaulting to `1` */</text:span></text:p>
            <text:p text:style-name="P12"><text:span text:style-name="T12"><text:s text:c="2"/></text:span><text:span text:style-name="T12">def signum: Parser[Int] =</text:span></text:p>
            <text:p text:style-name="P12"><text:span text:style-name="T12"><text:s text:c="4"/></text:span><text:span text:style-name="T12">char('+').map(_ =&gt; 1) | char('-').map(_ =&gt; -1) | ok(1)</text:span></text:p>
            <text:p text:style-name="P12"><text:span text:style-name="T12"/></text:p>
            <text:p text:style-name="P12"><text:span text:style-name="T12"><text:s text:c="2"/></text:span><text:span text:style-name="T12">private def narrow[A,B](p: Parser[A])</text:span></text:p>
            <text:p text:style-name="P12"><text:span text:style-name="T12"><text:s text:c="25"/></text:span><text:span text:style-name="T12">(f: A =&gt; Boolean, g: A =&gt; B, as: String): Parser[B] =</text:span></text:p>
            <text:p text:style-name="P12"><text:span text:style-name="T12"><text:s text:c="4"/></text:span><text:span text:style-name="T12">p flatMap { a =&gt; </text:span></text:p>
            <text:p text:style-name="P12"><text:span text:style-name="T12"><text:s text:c="6"/></text:span><text:span text:style-name="T12">if (f(a)) ok(g(a)) </text:span></text:p>
            <text:p text:style-name="P12"><text:span text:style-name="T12"><text:s text:c="6"/></text:span><text:span text:style-name="T12">else err("too large, too small, or too precise: " + a)</text:span></text:p>
            <text:p text:style-name="P12"><text:span text:style-name="T12"><text:s text:c="4"/></text:span><text:span text:style-name="T12">} as as</text:span></text:p>
            <text:p text:style-name="P12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Everything is <text:s/>a parser</text:p>
              <text:p>Note that bigInt, long, int, etc. are vals. <text:s/>There is only once instance of these parsers.</text:p>
              <text:p>bigInt composes signnum and stringOf1(digit) using ApplicativeBuilder</text:p>
              <text:p>Other integer parsers compose the original bigInt with narrow to reduce the type to long, int, etc.</text:p>
              <text:p><text:span text:style-name="T22">narrow uses flatMap to create a new parser from bigInt</text:span></text:p>
              <text:p><text:span text:style-name="T22">Both ok() and err() are parsers.</text:span></text:p>
              <text:p><text:span text:style-name="T22">It's parsers all the way down!</text:span>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me Character parsers</text:p>
          </draw:text-box>
        </draw:frame>
        <draw:frame presentation:style-name="pr7" draw:text-style-name="P15" draw:layer="layout" svg:width="25.193cm" svg:height="15.389cm" svg:x="1.4cm" svg:y="4.914cm" presentation:class="outline" presentation:user-transformed="true">
          <draw:text-box>
            <text:p text:style-name="P12"><text:span text:style-name="T23"><text:s text:c="2"/></text:span><text:span text:style-name="T23">/** Parser that returns a `Char` if it satisfies predicate `p`. */</text:span></text:p>
            <text:p text:style-name="P12"><text:span text:style-name="T23"><text:s text:c="2"/></text:span><text:span text:style-name="T23">def elem(p: Char =&gt; Boolean, what: =&gt; String = "elem(...)"): Parser[Char] = </text:span></text:p>
            <text:p text:style-name="P12"><text:span text:style-name="T23"><text:s text:c="4"/></text:span><text:span text:style-name="T23">ensure(1) ~&gt; get flatMap (s =&gt; {</text:span></text:p>
            <text:p text:style-name="P12"><text:span text:style-name="T23"><text:s text:c="6"/></text:span><text:span text:style-name="T23">val c = s.charAt(0)</text:span></text:p>
            <text:p text:style-name="P12"><text:span text:style-name="T23"><text:s text:c="6"/></text:span><text:span text:style-name="T23">if (p(c)) put(s.substring(1)) ~&gt; ok(c)</text:span></text:p>
            <text:p text:style-name="P12"><text:span text:style-name="T23"><text:s text:c="6"/></text:span><text:span text:style-name="T23">else err(what)</text:span></text:p>
            <text:p text:style-name="P12"><text:span text:style-name="T23"><text:s text:c="4"/></text:span><text:span text:style-name="T23">}) asOpaque what</text:span></text:p>
            <text:p text:style-name="P12"><text:span text:style-name="T23"/></text:p>
            <text:p text:style-name="P12"><text:span text:style-name="T23"><text:s text:c="2"/></text:span><text:span text:style-name="T23">/** Parser that matches and returns only `c`. */</text:span></text:p>
            <text:p text:style-name="P12"><text:span text:style-name="T23"><text:s text:c="2"/></text:span><text:span text:style-name="T23">def char(c: Char): Parser[Char] = </text:span></text:p>
            <text:p text:style-name="P12"><text:span text:style-name="T23"><text:s text:c="4"/></text:span><text:span text:style-name="T23">elem(_ == c, s"'$c'")</text:span></text:p>
            <text:p text:style-name="P12"><text:span text:style-name="T23"/></text:p>
            <text:p text:style-name="P12"><text:span text:style-name="T23"><text:s text:c="2"/></text:span><text:span text:style-name="T23">def digit: Parser[Char] =</text:span></text:p>
            <text:p text:style-name="P12"><text:span text:style-name="T23"><text:s text:c="4"/></text:span><text:span text:style-name="T23">elem(_.isDigit, "digit")</text:span></text:p>
            <text:p text:style-name="P12"><text:span text:style-name="T23"/></text:p>
            <text:p text:style-name="P12"><text:span text:style-name="T23"><text:s text:c="2"/></text:span><text:span text:style-name="T23">def ensure(n: Int): Parser[Unit] = </text:span></text:p>
            <text:p text:style-name="P12"><text:span text:style-name="T23"><text:s text:c="4"/></text:span><text:span text:style-name="T23">new Parser[Unit] {</text:span></text:p>
            <text:p text:style-name="P12"><text:span text:style-name="T23"><text:s text:c="6"/></text:span><text:span text:style-name="T23">override def toString = "ensure(" + n + ")"</text:span></text:p>
            <text:p text:style-name="P12"><text:span text:style-name="T23"><text:s text:c="6"/></text:span><text:span text:style-name="T23">def apply[R](st0: State, kf: Failure[R], ks: Success[Unit,R]): TResult[R] = </text:span></text:p>
            <text:p text:style-name="P12"><text:span text:style-name="T23"><text:s text:c="8"/></text:span><text:span text:style-name="T23">if (st0.input.length &gt;= n)</text:span></text:p>
            <text:p text:style-name="P12"><text:span text:style-name="T23"><text:s text:c="10"/></text:span><text:span text:style-name="T23">suspend(ks(st0,()))</text:span></text:p>
            <text:p text:style-name="P12"><text:span text:style-name="T23"><text:s text:c="8"/></text:span><text:span text:style-name="T23">else</text:span></text:p>
            <text:p text:style-name="P12"><text:span text:style-name="T23"><text:s text:c="10"/></text:span><text:span text:style-name="T23">suspend((demandInput ~&gt; ensure(n))(st0,kf,ks))</text:span></text:p>
            <text:p text:style-name="P12"><text:span text:style-name="T23"><text:s text:c="4"/></text:span><text:span text:style-name="T23">}</text:span></text:p>
            <text:p text:style-name="P12"><text:span text:style-name="T2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Character parsers generally defer to elem()</text:p>
              <text:p>elem uses ensure() to check that there is enough available input for the requested element.</text:p>
              <text:p>Guess what? elem is a parser! <text:s/>It doesn't consume any input data but it succeeds if there is sufficient data or fails otherwise. <text:s/></text:p>
              <text:p>You can basically ignore the asOpaque. <text:s/>It's a combinator that wraps this parser in another one with the given 'name'. <text:s/>The name helps put a useful parser name in an error message.</text:p>
              <text:p>demandInput is a parser (surprise!) If the paser state is not complete it will generate the Partial result to await more data.</text:p>
              <text:p>Note how demandInput is recursive at runtime.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exactly is a Parser?</text:p>
          </draw:text-box>
        </draw:frame>
        <draw:frame presentation:style-name="pr7" draw:text-style-name="P12" draw:layer="layout" svg:width="24.639cm" svg:height="15.335cm" svg:x="1.4cm" svg:y="4.914cm" presentation:class="outline" presentation:user-transformed="true">
          <draw:text-box>
            <text:p text:style-name="P12"><text:span text:style-name="T19">trait Parser[+A] { m =&gt; </text:span></text:p>
            <text:p text:style-name="P12"><text:span text:style-name="T19"><text:s text:c="2"/></text:span><text:span text:style-name="T19">import Parser._</text:span></text:p>
            <text:p text:style-name="P12"><text:span text:style-name="T19"><text:s text:c="2"/></text:span><text:span text:style-name="T19">import Parser.Internal._</text:span></text:p>
            <text:p text:style-name="P12"><text:span text:style-name="T19"/></text:p>
            <text:p text:style-name="P12"><text:span text:style-name="T19"><text:s text:c="2"/></text:span><text:span text:style-name="T19">def apply[R](st0: State, kf: Failure[R], ks: Success[A,R]): TResult[R]</text:span></text:p>
            <text:p text:style-name="P12"><text:span text:style-name="T19"><text:s text:c="2"/></text:span></text:p>
            <text:p text:style-name="P12"><text:span text:style-name="T19"><text:s text:c="2"/></text:span><text:span text:style-name="T19">def flatMap[B](f: A =&gt; Parser[B]): Parser[B] = </text:span></text:p>
            <text:p text:style-name="P12"><text:span text:style-name="T19"><text:s text:c="4"/></text:span><text:span text:style-name="T19">new Parser[B] {</text:span></text:p>
            <text:p text:style-name="P12"><text:span text:style-name="T19"><text:s text:c="6"/></text:span><text:span text:style-name="T19">def apply[R](st0: State, kf: Failure[R], ks: Success[B,R]): TResult[R] = </text:span></text:p>
            <text:p text:style-name="P12"><text:span text:style-name="T19"><text:s text:c="8"/></text:span><text:span text:style-name="T19">suspend(m(st0,kf,(s:State, a:A) =&gt; f(a)(s,kf,ks)))</text:span></text:p>
            <text:p text:style-name="P12"><text:span text:style-name="T19"><text:s text:c="6"/></text:span><text:span text:style-name="T19">override def toString = m infix "flatMap ..."</text:span></text:p>
            <text:p text:style-name="P12"><text:span text:style-name="T19"><text:s text:c="4"/></text:span><text:span text:style-name="T19">}</text:span></text:p>
            <text:p text:style-name="P12"><text:span text:style-name="T19"/></text:p>
            <text:p text:style-name="P12"><text:span text:style-name="T19"><text:s text:c="2"/></text:span><text:span text:style-name="T19">def map[B](f: A =&gt; B): Parser[B] = </text:span></text:p>
            <text:p text:style-name="P12"><text:span text:style-name="T19"><text:s text:c="4"/></text:span><text:span text:style-name="T19">new Parser[B] { </text:span></text:p>
            <text:p text:style-name="P12"><text:span text:style-name="T19"><text:s text:c="6"/></text:span><text:span text:style-name="T19">override def toString = m infix "map ..."</text:span></text:p>
            <text:p text:style-name="P12"><text:span text:style-name="T19"><text:s text:c="6"/></text:span><text:span text:style-name="T19">def apply[R](st0: State, kf: Failure[R], ks: Success[B,R]): TResult[R] =</text:span></text:p>
            <text:p text:style-name="P12"><text:span text:style-name="T19"><text:s text:c="8"/></text:span><text:span text:style-name="T19">suspend(m(st0,kf,(s:State, a:A) =&gt; suspend(ks(s,f(a)))))</text:span></text:p>
            <text:p text:style-name="P12"><text:span text:style-name="T19"><text:s text:c="4"/></text:span><text:span text:style-name="T19">}</text:span></text:p>
            <text:p text:style-name="P12"><text:span text:style-name="T19"/></text:p>
            <text:p text:style-name="P12"><text:span text:style-name="T19"><text:s text:c="2"/></text:span><text:span text:style-name="T19">def filter(p: A =&gt; Boolean): Parser[A] = </text:span></text:p>
            <text:p text:style-name="P12"><text:span text:style-name="T19"><text:s text:c="4"/></text:span><text:span text:style-name="T19">parser.combinator.filter(this, p)</text:span></text:p>
            <text:p text:style-name="P12"><text:span text:style-name="T19">}</text:span></text:p>
            <text:p text:style-name="P12"><text:span text:style-name="T19"/></text:p>
            <text:p text:style-name="P12"><text:span text:style-name="T19">type TResult[+R] = Trampoline[Result[R]]</text:span></text:p>
            <text:p text:style-name="P12"><text:span text:style-name="T19">type Failure[+R] = (State,List[String],String) =&gt; TResult[R]</text:span></text:p>
            <text:p text:style-name="P12"><text:span text:style-name="T19">type Success[-A,+R] = (State, A) =&gt; TResult[R]</text:span></text:p>
            <text:p text:style-name="P12"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93cm" svg:x="2.159cm" svg:y="13.271cm" presentation:class="notes" presentation:user-transformed="true">
            <draw:text-box>
              <text:p>Note self-type annotation. <text:s/>This allows the inner parser classes (created by flatMap and map) to refer to the outer parser (to get at its apply method).</text:p>
              <text:p>The type parameter, A, is the result type of this parser.</text:p>
              <text:p>fM, m and F allow the for comprehension to be used to create parsers</text:p>
              <text:p>fM, m and F create a new parser from the current parser. Note how they apply the outer parser's apply method but override the success function.</text:p>
              <text:p>fM, m and F are implemented in the Parser trait. <text:s/>The apply method must be implemented by instances of Parser</text:p>
              <text:p>The apply method is what runs the parser. It receives the current state, and a function to call if it fails and a function to call if it succeeds.</text:p>
              <text:p>Result is an internal version of Done, Fail and Partial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Concrete Example</text:p>
          </draw:text-box>
        </draw:frame>
        <draw:frame presentation:style-name="pr7" draw:text-style-name="P12" draw:layer="layout" svg:width="24.639cm" svg:height="12.179cm" svg:x="1.4cm" svg:y="4.914cm" presentation:class="outline">
          <draw:text-box>
            <text:p text:style-name="P12"><text:span text:style-name="T7">Let's walk through an example using the 'simple' char parser.</text:span><text:span text:style-name="T24"> <text:s/></text:span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>/** Parser that returns a `Char` if it satisfies predicate `p`. */</text:span></text:p>
            <text:p text:style-name="P12"><text:span text:style-name="T24"><text:s text:c="2"/></text:span><text:span text:style-name="T24">def elem(p: Char =&gt; Boolean, what: =&gt; String = "elem(...)"): Parser[Char] = </text:span></text:p>
            <text:p text:style-name="P12"><text:span text:style-name="T24"><text:s text:c="4"/></text:span><text:span text:style-name="T24">ensure(1) ~&gt; get flatMap (s =&gt; {</text:span></text:p>
            <text:p text:style-name="P12"><text:span text:style-name="T24"><text:s text:c="6"/></text:span><text:span text:style-name="T24">val c = s.charAt(0)</text:span></text:p>
            <text:p text:style-name="P12"><text:span text:style-name="T24"><text:s text:c="6"/></text:span><text:span text:style-name="T24">if (p(c)) put(s.substring(1)) ~&gt; ok(c)</text:span></text:p>
            <text:p text:style-name="P12"><text:span text:style-name="T24"><text:s text:c="6"/></text:span><text:span text:style-name="T24">else err(what)</text:span></text:p>
            <text:p text:style-name="P12"><text:span text:style-name="T24"><text:s text:c="4"/></text:span><text:span text:style-name="T24">}) asOpaque what</text:span></text:p>
            <text:p text:style-name="P12"><text:span text:style-name="T24"/></text:p>
            <text:p text:style-name="P12"><text:span text:style-name="T24"><text:s text:c="2"/></text:span><text:span text:style-name="T24">/** Parser that matches and returns only `c`. */</text:span></text:p>
            <text:p text:style-name="P12"><text:span text:style-name="T24"><text:s text:c="2"/></text:span><text:span text:style-name="T24">def char(c: Char): Parser[Char] = </text:span></text:p>
            <text:p text:style-name="P12"><text:span text:style-name="T24"><text:s text:c="4"/></text:span><text:span text:style-name="T24">elem(_ == c, s"'$c'")</text:span></text:p>
            <text:p text:style-name="P12"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Recall implementation of char parser. <text:s/>It delegates to elem with a predicate of (_ == c).</text:p>
              <text:p>This simple parser actually uses many parsers and combinators.</text:p>
              <text:p>ensure, get, put error and ok are all parsers and discardLeft and flatMap are combinators.</text:p>
              <text:p>All of the parsers are anonymous so the easiest way to see these fit together is to explicitly write out all the parsers and then walk through the code.</text:p>
              <text:p>Sorry, this gets tedious. <text:s/>That's why we use computers to do it.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nerated Parsers</text:p>
          </draw:text-box>
        </draw:frame>
        <draw:frame presentation:style-name="pr7" draw:text-style-name="P12" draw:layer="layout" svg:width="24.639cm" svg:height="15.416cm" svg:x="1.4cm" svg:y="4.914cm" presentation:class="outline" presentation:user-transformed="true">
          <draw:text-box>
            <text:p text:style-name="P12"><text:span text:style-name="T16">val ensureP = new Parser {</text:span></text:p>
            <text:p text:style-name="P12"><text:span text:style-name="T16"><text:s text:c="2"/></text:span><text:span text:style-name="T16">def apply[R](st0: State, kf: Failure[R], ks: Success[Unit,R]): TResult[R] =</text:span></text:p>
            <text:p text:style-name="P12"><text:span text:style-name="T16"><text:s text:c="4"/></text:span><text:span text:style-name="T16">if (st0.input.length &gt;= n) <text:s/>// We're called with n = 1</text:span></text:p>
            <text:p text:style-name="P12"><text:span text:style-name="T16"><text:s text:c="6"/></text:span><text:span text:style-name="T16">suspend(ks(st0,()))</text:span></text:p>
            <text:p text:style-name="P12"><text:span text:style-name="T16"><text:s text:c="4"/></text:span><text:span text:style-name="T16">else</text:span></text:p>
            <text:p text:style-name="P12"><text:span text:style-name="T16"><text:s text:c="5"/></text:span><text:span text:style-name="T16">suspend((demandInput ~&gt; ensure(n))(st0,kf,ks))</text:span></text:p>
            <text:p text:style-name="P12"><text:span text:style-name="T16">}</text:span></text:p>
            <text:p text:style-name="P12"><text:span text:style-name="T16">val getP = new Parser {</text:span></text:p>
            <text:p text:style-name="P12"><text:span text:style-name="T16"><text:s text:c="2"/></text:span><text:span text:style-name="T16">def apply[R](st0: State, kf: Failure[R], ks: Success[String,R]): TResult[R] =</text:span></text:p>
            <text:p text:style-name="P12"><text:span text:style-name="T16"><text:s text:c="4"/></text:span><text:span text:style-name="T16">suspend(ks(st0,st0.input))</text:span></text:p>
            <text:p text:style-name="P12"><text:span text:style-name="T16">}</text:span></text:p>
            <text:p text:style-name="P12"><text:span text:style-name="T16">val dlP = discardLeft(ensureP, getP) = new Parser { // m = ensureP, n = getP</text:span></text:p>
            <text:p text:style-name="P12"><text:span text:style-name="T16"><text:s text:c="2"/></text:span><text:span text:style-name="T16">def apply[R](st0: State, kf: Failure[R], ks: Success[B,R]): TResult[R] =</text:span></text:p>
            <text:p text:style-name="P12"><text:span text:style-name="T16"><text:s text:c="4"/></text:span><text:span text:style-name="T16">suspend(m(st0, <text:s/>// Invoke m.apply with current state this will be ensure(1)</text:span></text:p>
            <text:p text:style-name="P12"><text:span text:style-name="T16"><text:s text:c="14"/></text:span><text:span text:style-name="T16">kf, <text:s text:c="2"/>// No change to failure handler</text:span></text:p>
            <text:p text:style-name="P12"><text:span text:style-name="T16"><text:s text:c="14"/></text:span><text:span text:style-name="T16">(s:State, a: A) =&gt; n(s, kf, ks)) // When m succeeds invoke n.apply with </text:span></text:p>
            <text:p text:style-name="P12"><text:span text:style-name="T16"><text:s text:c="47"/></text:span><text:span text:style-name="T16">// new state and the result of m</text:span></text:p>
            <text:p text:style-name="P12"><text:span text:style-name="T16"><text:s text:c="11"/></text:span><text:span text:style-name="T16">)</text:span></text:p>
            <text:p text:style-name="P12"><text:span text:style-name="T16">}</text:span></text:p>
            <text:p text:style-name="P12"><text:span text:style-name="T16">val fmP = dlP.flatMap(f) = new Parser {</text:span></text:p>
            <text:p text:style-name="P12"><text:span text:style-name="T16"><text:s text:c="2"/></text:span><text:span text:style-name="T16">def f(s: String) = {</text:span></text:p>
            <text:p text:style-name="P12"><text:span text:style-name="T16"><text:s text:c="4"/></text:span><text:span text:style-name="T16">val c = s.charAt(0)</text:span></text:p>
            <text:p text:style-name="P12"><text:span text:style-name="T16"><text:s text:c="4"/></text:span><text:span text:style-name="T16">if (p(c)) put(s.substring(1)) ~&gt; ok(c)</text:span></text:p>
            <text:p text:style-name="P12"><text:span text:style-name="T16"><text:s text:c="4"/></text:span><text:span text:style-name="T16">else err(what)</text:span></text:p>
            <text:p text:style-name="P12"><text:span text:style-name="T16"><text:s text:c="2"/></text:span><text:span text:style-name="T16">}</text:span></text:p>
            <text:p text:style-name="P12"><text:span text:style-name="T16"><text:s text:c="2"/></text:span><text:span text:style-name="T16">def apply[R](st0: State, kf: Failure[R], ks: Success[B,R]): TResult[R] =</text:span></text:p>
            <text:p text:style-name="P12"><text:span text:style-name="T16"><text:s text:c="4"/></text:span><text:span text:style-name="T16">suspend(m(st0, <text:s/>// Invoke m.apply. <text:s/>this will be dlP</text:span></text:p>
            <text:p text:style-name="P12"><text:span text:style-name="T16"><text:s text:c="14"/></text:span><text:span text:style-name="T16">kf,</text:span></text:p>
            <text:p text:style-name="P12"><text:span text:style-name="T16"><text:s text:c="14"/></text:span><text:span text:style-name="T16">(s:State, a:A) =&gt; f(a)(s,kf,ks)) <text:s/>// Apply f to result of m, </text:span></text:p>
            <text:p text:style-name="P12"><text:span text:style-name="T16"><text:s text:c="48"/></text:span><text:span text:style-name="T16">// then invoke apply on the resulting parser</text:span></text:p>
            <text:p text:style-name="P12"><text:span text:style-name="T16"><text:s text:c="11"/></text:span><text:span text:style-name="T16">)</text:span></text:p>
            <text:p text:style-name="P12"><text:span text:style-name="T16">}</text:span></text:p>
            <text:p text:style-name="P12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>
            <draw:text-box>
              <text:p>ensureP checks the length of the input in the current state. <text:s/>If there are enough characters present it reports success by invoking ks. The failure case isn't covered here.</text:p>
              <text:p>getP can't fail, it just invokes ks with full input data as the result.</text:p>
              <text:p>dlP is the discardLeft parser. The left parser is ensureP and the right is getP. Right.apply is invoked but on success its result is ignored and left.apply is invoked.</text:p>
              <text:p>fmp is the parser created by the flatMap the f it will apply tests the predicate on the first character in the input data. <text:s/>On success it creates a new put parser wrapped around another discardLeft and ok. The result is remaining input put back in the state and paser result of the matche character.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few more...</text:p>
          </draw:text-box>
        </draw:frame>
        <draw:frame presentation:style-name="pr7" draw:text-style-name="P12" draw:layer="layout" svg:width="24.639cm" svg:height="12.179cm" svg:x="1.4cm" svg:y="4.914cm" presentation:class="outline" presentation:user-transformed="true">
          <draw:text-box>
            <text:p text:style-name="P12"><text:span text:style-name="T8">These get created while the parser is running</text:span></text:p>
            <text:p text:style-name="P12"><text:span text:style-name="T16"/></text:p>
            <text:p text:style-name="P12"><text:span text:style-name="T16"/></text:p>
            <text:p text:style-name="P12"><text:span text:style-name="T16">val putP = new Parser {</text:span></text:p>
            <text:p text:style-name="P12"><text:span text:style-name="T16"><text:s text:c="2"/></text:span><text:span text:style-name="T16">def apply[R](st0: State, kf: Failure[R], ks: Success[Unit,R]): TResult[R] = </text:span></text:p>
            <text:p text:style-name="P12"><text:span text:style-name="T16"><text:s text:c="4"/></text:span><text:span text:style-name="T16">suspend(ks(st0 copy (input = s), ()))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val okP = new Parser {</text:span></text:p>
            <text:p text:style-name="P12"><text:span text:style-name="T16"><text:s text:c="2"/></text:span><text:span text:style-name="T16">def apply[R](st0: State, kf: Failure[R], ks: Success[A,R]): TResult[R] = </text:span></text:p>
            <text:p text:style-name="P12"><text:span text:style-name="T16"><text:s text:c="4"/></text:span><text:span text:style-name="T16">suspend(ks(st0,a))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val dl2P = new discardLeft(putP, okP) = new Parser { // m = putP, n = okP</text:span></text:p>
            <text:p text:style-name="P12"><text:span text:style-name="T16"><text:s text:c="2"/></text:span><text:span text:style-name="T16">def apply[R](st0: State, kf: Failure[R], ks: Success[A,R]): TResult[R] =</text:span></text:p>
            <text:p text:style-name="P12"><text:span text:style-name="T16"><text:s text:c="4"/></text:span><text:span text:style-name="T16">suspend(m(st0, <text:s/>// invoke m.apply. <text:s/>This will be putP</text:span></text:p>
            <text:p text:style-name="P12"><text:span text:style-name="T16"><text:s text:c="14"/></text:span><text:span text:style-name="T16">kf,</text:span></text:p>
            <text:p text:style-name="P12"><text:span text:style-name="T16"><text:s text:c="14"/></text:span><text:span text:style-name="T16">(st1:State, a: A) =&gt; n(st1, kf, (st2: State, b: B) =&gt; ks(st2, a)))// When m </text:span></text:p>
            <text:p text:style-name="P12"><text:span text:style-name="T16"><text:s text:c="80"/></text:span><text:span text:style-name="T16">// succeeds invoke</text:span></text:p>
            <text:p text:style-name="P12"><text:span text:style-name="T16"><text:s text:c="80"/></text:span><text:span text:style-name="T16">// n.apply</text:span></text:p>
            <text:p text:style-name="P12"><text:span text:style-name="T16"><text:s text:c="11"/></text:span><text:span text:style-name="T16">)</text:span></text:p>
            <text:p text:style-name="P12"><text:span text:style-name="T16">}</text:span></text:p>
            <text:p text:style-name="P12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>
            <draw:text-box>
              <text:p>Point out the usage of the case class copy constructor</text:p>
              <text:p>St0 copy (input=s)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cing a parser's execution</text:p>
          </draw:text-box>
        </draw:frame>
        <draw:frame presentation:style-name="pr7" draw:text-style-name="P12" draw:layer="layout" svg:width="24.639cm" svg:height="5.858cm" svg:x="1.4cm" svg:y="4.614cm" presentation:class="outline" presentation:user-transformed="true">
          <draw:text-box>
            <text:p text:style-name="P12"><text:span text:style-name="T25">parseOnly(fmp, "abc")</text:span></text:p>
            <text:p text:style-name="P12"><text:span text:style-name="T25">fmP.apply(State("abc", "", true), done(Fail), done(Done))</text:span></text:p>
            <text:p text:style-name="P12"><text:span text:style-name="T25"><text:s/></text:span><text:span text:style-name="T25">dlP.apply(State("abc", "", true), done(Fail), (s, a) =&gt; f(a).apply(s, done(Fail), done(Done)))</text:span></text:p>
            <text:p text:style-name="P12"><text:span text:style-name="T25"><text:s text:c="2"/></text:span><text:span text:style-name="T25">ensureP(1).apply(State("abc", "", true), done(Fail), </text:span></text:p>
            <text:p text:style-name="P12"><text:span text:style-name="T25"><text:s text:c="19"/></text:span><text:span text:style-name="T25">(s, a) =&gt; getP(s, kf, (s, a) =&gt; f(a).apply(s, done(Fail), done(Done))))</text:span></text:p>
            <text:p text:style-name="P12"><text:span text:style-name="T25"><text:s text:c="3"/></text:span><text:span text:style-name="T25">getP.apply(State("abc", "", true), done(Fail), (s, a) =&gt; f(a).apply(s, done(Fail), done(Done)))</text:span></text:p>
            <text:p text:style-name="P12"><text:span text:style-name="T25"><text:s text:c="4"/></text:span><text:span text:style-name="T25">dlp2P.apply(State("abc", "", true), done(Fail), </text:span></text:p>
            <text:p text:style-name="P12"><text:span text:style-name="T25"><text:s text:c="16"/></text:span><text:span text:style-name="T25">(s, a) =&gt; ok(s, kf, (s, a) =&gt; ok.apply(s, done(Fail), done(Done))))</text:span></text:p>
            <text:p text:style-name="P12"><text:span text:style-name="T25"><text:s text:c="5"/></text:span><text:span text:style-name="T25">putP.apply(State("abc", "", true), done(Fail), done(Done))</text:span></text:p>
            <text:p text:style-name="P12"><text:span text:style-name="T25"><text:s text:c="6"/></text:span><text:span text:style-name="T25">okP.apply((State("bc", "", true), done(Fail), done(Done))</text:span></text:p>
            <text:p text:style-name="P12"><text:span text:style-name="T25"><text:s text:c="7"/></text:span><text:span text:style-name="T25">done(Done(State("bc", "", true), a)</text:span></text:p>
          </draw:text-box>
        </draw:frame>
        <draw:frame draw:style-name="gr3" draw:text-style-name="P16" draw:layer="layout" svg:width="24.73cm" svg:height="8.908cm" svg:x="1.293cm" svg:y="11.09cm">
          <draw:text-box>
            <text:p><text:span text:style-name="T26">Things to take away from this (tedious) example</text:span></text:p>
            <text:list text:style-name="L2">
              <text:list-item>
                <text:p><text:span text:style-name="T26">Parser execution is linear</text:span></text:p>
              </text:list-item>
              <text:list-item>
                <text:p><text:span text:style-name="T26">There is no stack of parser states and no backtracking</text:span></text:p>
              </text:list-item>
              <text:list-item>
                <text:p><text:span text:style-name="T26">Execution always proceeds forward by invoking the next kf or ks</text:span></text:p>
              </text:list-item>
              <text:list-item>
                <text:p><text:span text:style-name="T26">Apparent backtracking (e.g. either) linearized by making the kf of the left parser invoke the right parser rather than a normal Fail result</text:span></text:p>
              </text:list-item>
              <text:list-item>
                <text:p><text:span text:style-name="T26">All these calls that move the parser forward (suspend and done) are in </text:span><text:span text:style-name="T27">tail</text:span><text:span text:style-name="T26"> position</text:span></text:p>
              </text:list-item>
            </text:list>
            <text:p><text:span text:style-name="T26"/></text:p>
            <text:p><text:span text:style-name="T26">What are implications of linear execution on stack usage?</text:span></text:p>
            <text:p><text:span text:style-name="T26">It's time to look at what suspend() and done() really 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>
            <draw:text-box>
              <text:p>Point out use of typeclass to get from Parser to ParserOps.</text:p>
              <text:p/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il-Call Optimization</text:p>
          </draw:text-box>
        </draw:frame>
        <draw:frame presentation:style-name="pr7" draw:text-style-name="P6" draw:layer="layout" svg:width="24.639cm" svg:height="14.471cm" svg:x="1.4cm" svg:y="4.914cm" presentation:class="outline" presentation:user-transformed="true">
          <draw:text-box>
            <text:p><text:span text:style-name="T8">Can we optimize away all those tail calls to reduce stack usage?</text:span></text:p>
            <text:p><text:span text:style-name="T8">Unfortunately, Scala's tail-call optimization only works for self-tail recursion. It can't optimize away tail calls into other functions.</text:span></text:p>
            <text:p><text:span text:style-name="T8"/></text:p>
            <text:p><text:span text:style-name="T8">Trampolines (from ScalaZ) provide a general solution to tail call optimization. <text:s/>A Trampoline is a tiny state machine with states Suspend, Done, Delay.</text:span></text:p>
            <text:p><text:span text:style-name="T8">To use a Trampoline, methods </text:span><text:span text:style-name="T20">return</text:span><text:span text:style-name="T8"> an instance of Trampoline[T] rather than invoke a tail-call. <text:s/>These trampoline instances are the next state of the trampoline. <text:s/>A suspend() state contains a function0 that is the </text:span><text:span text:style-name="T20">resumption – </text:span><text:span text:style-name="T28">the code to execute for the next iteration. <text:s/>A done() state indicates the computation is complete and contains the result.</text:span></text:p>
            <text:p><text:span text:style-name="T28"/></text:p>
            <text:p><text:span text:style-name="T28">So those suspend() and done() things weren't method calls they are returning the next state for the trampol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>
            <draw:text-box>
              <text:p>Explain that it is a JVM limitation that prevents non-self-tail recursion optimization. <text:s/>Can't JMP into a different method.</text:p>
              <text:p>Talk about performance costs of Trampolines. <text:s/>Namely compiler can't inline functions and lack of locality of reference.</text:p>
              <text:p>Point out that Trampoline[T] is is a special case of Free, namely Free[function0, T]. <text:s/>This explains references to Free that may show up while reading code.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pan text:style-name="T8">Attoparsec is a parser combinator library</text:span></text:p>
              </text:list-item>
              <text:list-item>
                <text:p><text:span text:style-name="T8">Parsers can be context-free or context sensitive</text:span></text:p>
              </text:list-item>
              <text:list-item>
                <text:p><text:span text:style-name="T8">Parsers are built by combining parsers in creative and useful ways</text:span></text:p>
              </text:list-item>
              <text:list-item>
                <text:p><text:span text:style-name="T8">Everything is a parser, there is really only one abstraction</text:span></text:p>
              </text:list-item>
              <text:list-item>
                <text:p><text:span text:style-name="T8">Parser execution is linear but runs in constant stack siz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18">Parsec - </text:span><text:span text:style-name="T18"><text:a xlink:href="http://legacy.cs.uu.nl/daan/download/parsec/parsec.html" xlink:type="simple">http://legacy.cs.uu.nl/daan/download/parsec/parsec.html</text:a></text:span></text:p>
            <text:p><text:span text:style-name="T18">Attoparsec - </text:span><text:span text:style-name="T18"><text:a xlink:href="https://github.com/bos/attoparsec" xlink:type="simple">https://github.com/bos/attoparsec</text:a></text:span></text:p>
            <text:p><text:span text:style-name="T18">Kmett's Scala port - </text:span><text:span text:style-name="T18"><text:a xlink:href="https://github.com/ekmett/scala-attoparsec" xlink:type="simple">https://github.com/ekmett/scala-attoparsec</text:a></text:span></text:p>
            <text:p><text:span text:style-name="T18">Runar's project - </text:span><text:span text:style-name="T18"><text:a xlink:href="https://github.com/runarorama/scala-attoparsec" xlink:type="simple">https://github.com/runarorama/scala-attoparsec</text:a></text:span></text:p>
            <text:p><text:span text:style-name="T18">Rob Norris' project - </text:span><text:span text:style-name="T18"><text:a xlink:href="https://github.com/tpolecat/atto" xlink:type="simple">https://github.com/tpolecat/atto</text:a></text:span></text:p>
            <text:p><text:span text:style-name="T18"/></text:p>
            <text:p><text:span text:style-name="T18">Free Monads paper - </text:span><text:span text:style-name="T18"><text:a xlink:href="http://blog.higher-order.com/assets/trampolines.pdf" xlink:type="simple">http://blog.higher-order.com/assets/trampolines.pdf</text:a></text:span></text:p>
            <text:p><text:span text:style-name="T18">Runar's Free Monad presentation -</text:span><text:span text:style-name="T18"><text:a xlink:href="https://skillsmatter.com/skillscasts/3244-stackless-scala-free-monads" xlink:type="simple">https://skillsmatter.com/skillscasts/3244-stackless-scala-free-monads</text:a></text:span></text:p>
            <text:p><text:span text:style-name="T18"/></text:p>
            <text:p><text:span text:style-name="T18">Traffic Data - </text:span><text:span text:style-name="T18"><text:a xlink:href="http://www.nyc.gov/html/dot/html/about/datafeeds.shtml#realtime" xlink:type="simple">http://www.nyc.gov/html/dot/html/about/datafeeds.shtml#realtim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4.639cm" svg:height="8.211cm" svg:x="1.4cm" svg:y="8.882cm" presentation:class="outline" presentation:user-transformed="true">
          <draw:text-box>
            <text:p text:style-name="P2">Questions and Discu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7T19:34:51</meta:creation-date>
    <dc:date>2014-03-18T15:13:48</dc:date>
    <meta:editing-duration>PT4H2M7S</meta:editing-duration>
    <meta:editing-cycles>25</meta:editing-cycles>
    <meta:generator>LibreOffice/3.5$Linux_X86_64 LibreOffice_project/350m1$Build-2</meta:generator>
    <meta:document-statistic meta:object-count="118"/>
  </office:meta>
</office:document-meta>
</file>